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ica" style:family="table">
      <style:table-properties style:width="17.013cm" fo:margin-left="0cm" fo:margin-right="-0.012cm" table:align="margins"/>
    </style:style>
    <style:style style:name="Tablica.A" style:family="table-column">
      <style:table-column-properties style:column-width="1.753cm" style:rel-column-width="6753*"/>
    </style:style>
    <style:style style:name="Tablica.B" style:family="table-column">
      <style:table-column-properties style:column-width="3.036cm" style:rel-column-width="11693*"/>
    </style:style>
    <style:style style:name="Tablica.C" style:family="table-column">
      <style:table-column-properties style:column-width="3.549cm" style:rel-column-width="13670*"/>
    </style:style>
    <style:style style:name="Tablica.D" style:family="table-column">
      <style:table-column-properties style:column-width="3.621cm" style:rel-column-width="13949*"/>
    </style:style>
    <style:style style:name="Tablica.E" style:family="table-column">
      <style:table-column-properties style:column-width="5.054cm" style:rel-column-width="19470*"/>
    </style:style>
    <style:style style:name="Tablica.1" style:family="table-row">
      <style:table-row-properties style:min-row-height="1.402cm"/>
    </style:style>
    <style:style style:name="Tablica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ica.E1" style:family="table-cell">
      <style:table-cell-properties fo:padding="0.097cm" fo:border="0.002cm solid #000000"/>
    </style:style>
    <style:style style:name="Tablica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ica.B2" style:family="table-cell">
      <style:table-cell-properties fo:padding="0.097cm" fo:border-left="0.002cm solid #000000" fo:border-right="none" fo:border-top="none" fo:border-bottom="0.002cm solid #000000"/>
    </style:style>
    <style:style style:name="Tablica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ica.3" style:family="table-row">
      <style:table-row-properties style:min-row-height="1.307cm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Heading">
      <style:text-properties fo:font-size="15pt" style:font-size-asian="15pt" style:font-size-complex="15pt"/>
    </style:style>
    <style:style style:name="P3" style:family="paragraph" style:parent-style-name="Table_20_Heading">
      <style:text-properties fo:font-size="12pt" style:font-size-asian="12pt" style:font-size-complex="12pt"/>
    </style:style>
    <style:style style:name="P4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5" style:family="paragraph" style:parent-style-name="Text_20_body">
      <style:text-properties style:font-name="Times New Roman1" fo:font-size="13pt" fo:font-weight="bold" style:font-size-asian="13pt" style:font-weight-asian="bold" style:font-size-complex="13pt" style:font-weight-complex="bold"/>
    </style:style>
    <style:style style:name="P6" style:family="paragraph" style:parent-style-name="Text_20_body">
      <style:text-properties fo:font-size="8pt" style:font-size-asian="7pt" style:font-size-complex="8pt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DejaVu Sans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 style:text-autospace="none" style:writing-mode="lr-tb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normal" style:letter-kerning="fals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center" style:justify-single-word="false" style:text-autospace="none"/>
      <style:text-properties fo:color="#3a3935" style:text-outline="false" style:text-line-through-style="none" style:font-name="DejaVu Sans" fo:font-size="14pt" fo:letter-spacing="normal" fo:font-style="normal" fo:text-shadow="none" style:text-underline-style="none" fo:font-weight="normal" style:letter-kerning="fals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T1" style:family="text">
      <style:text-properties style:font-name="Times New Roman1"/>
    </style:style>
    <style:style style:name="T2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RACOWANIE WYNIKÓW</text:h>
      <text:p text:style-name="P6"/>
      <table:table table:name="Tablica" table:style-name="Tablica">
        <table:table-column table:style-name="Tablica.A"/>
        <table:table-column table:style-name="Tablica.B"/>
        <table:table-column table:style-name="Tablica.C"/>
        <table:table-column table:style-name="Tablica.D"/>
        <table:table-column table:style-name="Tablica.E"/>
        <table:table-header-rows>
          <table:table-row table:style-name="Tablica.1">
            <table:table-cell table:style-name="Tablica.A1" office:value-type="string">
              <text:p text:style-name="P3">NR KULKI</text:p>
              <text:p text:style-name="P3"/>
              <text:p text:style-name="P3"/>
            </table:table-cell>
            <table:table-cell table:style-name="Tablica.A1" office:value-type="string">
              <text:p text:style-name="P2">ŚREDNICA KULKI</text:p>
              <text:p text:style-name="P2">[m]</text:p>
            </table:table-cell>
            <table:table-cell table:style-name="Tablica.A1" office:value-type="string">
              <text:p text:style-name="P2">MASA KULKI</text:p>
              <text:p text:style-name="P2">[Kg]</text:p>
            </table:table-cell>
            <table:table-cell table:style-name="Tablica.A1" office:value-type="string">
              <text:p text:style-name="P2">CZAS OPADANIA</text:p>
              <text:p text:style-name="P2">[s]</text:p>
            </table:table-cell>
            <table:table-cell table:style-name="Tablica.E1" office:value-type="string">
              <text:p text:style-name="P2">WSPÓŁCZYNNIK LEPKOŚCI</text:p>
              <text:p text:style-name="P2"><draw:frame draw:style-name="fr1" draw:name="Obiekt10" text:anchor-type="as-char" svg:width="1.087cm" svg:height="0.997cm" draw:z-index="1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      </table:table-cell>
          </table:table-row>
        </table:table-header-rows>
        <table:table-row>
          <table:table-cell table:style-name="Tablica.A2" office:value-type="float" office:value="1">
            <text:p text:style-name="P1">1</text:p>
          </table:table-cell>
          <table:table-cell table:style-name="Tablica.B2" office:value-type="string">
            <text:p text:style-name="P9">0,0021</text:p>
            <text:p text:style-name="P10"/>
          </table:table-cell>
          <table:table-cell table:style-name="Tablica.B2" office:value-type="string">
            <text:p text:style-name="P9">0,000152</text:p>
            <text:p text:style-name="P10"/>
          </table:table-cell>
          <table:table-cell table:style-name="Tablica.B2" office:value-type="string">
            <text:p text:style-name="P9">4,13</text:p>
            <text:p text:style-name="P10"/>
          </table:table-cell>
          <table:table-cell table:style-name="Tablica.E2" office:value-type="string">
            <text:p text:style-name="P9">0.187 </text:p>
            <text:p text:style-name="P10"/>
          </table:table-cell>
        </table:table-row>
        <table:table-row table:style-name="Tablica.3">
          <table:table-cell table:style-name="Tablica.A2" office:value-type="float" office:value="2">
            <text:p text:style-name="P1">2</text:p>
          </table:table-cell>
          <table:table-cell table:style-name="Tablica.B2" office:value-type="string">
            <text:p text:style-name="P9">0,0022</text:p>
          </table:table-cell>
          <table:table-cell table:style-name="Tablica.B2" office:value-type="string">
            <text:p text:style-name="P9">0,000179</text:p>
            <text:p text:style-name="P10"/>
          </table:table-cell>
          <table:table-cell table:style-name="Tablica.B2" office:value-type="string">
            <text:p text:style-name="P9">3,85</text:p>
            <text:p text:style-name="P10"/>
          </table:table-cell>
          <table:table-cell table:style-name="Tablica.E2" office:value-type="string">
            <text:p text:style-name="P8">0.196 </text:p>
          </table:table-cell>
        </table:table-row>
        <table:table-row>
          <table:table-cell table:style-name="Tablica.A2" office:value-type="float" office:value="3">
            <text:p text:style-name="P1">3</text:p>
          </table:table-cell>
          <table:table-cell table:style-name="Tablica.B2" office:value-type="string">
            <text:p text:style-name="P7">0,002</text:p>
            <text:p text:style-name="P10"/>
          </table:table-cell>
          <table:table-cell table:style-name="Tablica.B2" office:value-type="string">
            <text:p text:style-name="P9">0,000138</text:p>
            <text:p text:style-name="P10"/>
          </table:table-cell>
          <table:table-cell table:style-name="Tablica.B2" office:value-type="string">
            <text:p text:style-name="P9">4,45</text:p>
            <text:p text:style-name="P10"/>
          </table:table-cell>
          <table:table-cell table:style-name="Tablica.E2" office:value-type="string">
            <text:p text:style-name="P9">0.198 </text:p>
          </table:table-cell>
        </table:table-row>
        <table:table-row>
          <table:table-cell table:style-name="Tablica.A2" office:value-type="float" office:value="4">
            <text:p text:style-name="P1">4</text:p>
          </table:table-cell>
          <table:table-cell table:style-name="Tablica.B2" office:value-type="string">
            <text:p text:style-name="P9">0,0021</text:p>
          </table:table-cell>
          <table:table-cell table:style-name="Tablica.B2" office:value-type="string">
            <text:p text:style-name="P9">0,000172</text:p>
          </table:table-cell>
          <table:table-cell table:style-name="Tablica.B2" office:value-type="string">
            <text:p text:style-name="P9">3,98</text:p>
            <text:p text:style-name="P10"/>
          </table:table-cell>
          <table:table-cell table:style-name="Tablica.E2" office:value-type="string">
            <text:p text:style-name="P9">0.215 </text:p>
          </table:table-cell>
        </table:table-row>
        <table:table-row>
          <table:table-cell table:style-name="Tablica.A2" office:value-type="float" office:value="5">
            <text:p text:style-name="P1">5</text:p>
          </table:table-cell>
          <table:table-cell table:style-name="Tablica.B2" office:value-type="string">
            <text:p text:style-name="P9">0,00215</text:p>
            <text:p text:style-name="P10"/>
          </table:table-cell>
          <table:table-cell table:style-name="Tablica.B2" office:value-type="string">
            <text:p text:style-name="P9">0,000159</text:p>
            <text:p text:style-name="P10"/>
          </table:table-cell>
          <table:table-cell table:style-name="Tablica.B2" office:value-type="string">
            <text:p text:style-name="P9">4,11</text:p>
            <text:p text:style-name="P10"/>
          </table:table-cell>
          <table:table-cell table:style-name="Tablica.E2" office:value-type="string">
            <text:p text:style-name="P9">0.189 </text:p>
          </table:table-cell>
        </table:table-row>
        <table:table-row>
          <table:table-cell table:style-name="Tablica.A2" office:value-type="float" office:value="6">
            <text:p text:style-name="P1">6</text:p>
          </table:table-cell>
          <table:table-cell table:style-name="Tablica.B2" office:value-type="string">
            <text:p text:style-name="P9">0,00205</text:p>
            <text:p text:style-name="P10"/>
          </table:table-cell>
          <table:table-cell table:style-name="Tablica.B2" office:value-type="string">
            <text:p text:style-name="P9">0,00014</text:p>
            <text:p text:style-name="P10"/>
          </table:table-cell>
          <table:table-cell table:style-name="Tablica.B2" office:value-type="string">
            <text:p text:style-name="P9">4,45</text:p>
            <text:p text:style-name="P10"/>
          </table:table-cell>
          <table:table-cell table:style-name="Tablica.E2" office:value-type="string">
            <text:p text:style-name="P9">0.190 </text:p>
          </table:table-cell>
        </table:table-row>
        <table:table-row>
          <table:table-cell table:style-name="Tablica.A2" office:value-type="float" office:value="7">
            <text:p text:style-name="P1">7</text:p>
          </table:table-cell>
          <table:table-cell table:style-name="Tablica.B2" office:value-type="string">
            <text:p text:style-name="P9">0,00217</text:p>
            <text:p text:style-name="P10"/>
          </table:table-cell>
          <table:table-cell table:style-name="Tablica.B2" office:value-type="string">
            <text:p text:style-name="P9">0,000163</text:p>
            <text:p text:style-name="P10"/>
          </table:table-cell>
          <table:table-cell table:style-name="Tablica.B2" office:value-type="string">
            <text:p text:style-name="P9">4,16</text:p>
            <text:p text:style-name="P10"/>
          </table:table-cell>
          <table:table-cell table:style-name="Tablica.E2" office:value-type="string">
            <text:p text:style-name="P9">0.192 </text:p>
          </table:table-cell>
        </table:table-row>
        <table:table-row>
          <table:table-cell table:style-name="Tablica.A2" office:value-type="float" office:value="8">
            <text:p text:style-name="P1">8</text:p>
          </table:table-cell>
          <table:table-cell table:style-name="Tablica.B2" office:value-type="string">
            <text:p text:style-name="P9">0,00215</text:p>
            <text:p text:style-name="P10"/>
          </table:table-cell>
          <table:table-cell table:style-name="Tablica.B2" office:value-type="string">
            <text:p text:style-name="P9">0,000158</text:p>
            <text:p text:style-name="P10"/>
          </table:table-cell>
          <table:table-cell table:style-name="Tablica.B2" office:value-type="string">
            <text:p text:style-name="P9">4,22</text:p>
            <text:p text:style-name="P10"/>
          </table:table-cell>
          <table:table-cell table:style-name="Tablica.E2" office:value-type="string">
            <text:p text:style-name="P9">0.190 </text:p>
          </table:table-cell>
        </table:table-row>
        <table:table-row>
          <table:table-cell table:style-name="Tablica.A2" office:value-type="float" office:value="9">
            <text:p text:style-name="P1">9</text:p>
          </table:table-cell>
          <table:table-cell table:style-name="Tablica.B2" office:value-type="string">
            <text:p text:style-name="P9">0,003</text:p>
            <text:p text:style-name="P10"/>
          </table:table-cell>
          <table:table-cell table:style-name="Tablica.B2" office:value-type="string">
            <text:p text:style-name="P9">0,00018</text:p>
            <text:p text:style-name="P10"/>
          </table:table-cell>
          <table:table-cell table:style-name="Tablica.B2" office:value-type="string">
            <text:p text:style-name="P9">3,98</text:p>
            <text:p text:style-name="P10"/>
          </table:table-cell>
          <table:table-cell table:style-name="Tablica.E2" office:value-type="string">
            <text:p text:style-name="P9">0.043 </text:p>
          </table:table-cell>
        </table:table-row>
        <table:table-row>
          <table:table-cell table:style-name="Tablica.A2" office:value-type="float" office:value="10">
            <text:p text:style-name="P1">10</text:p>
          </table:table-cell>
          <table:table-cell table:style-name="Tablica.B2" office:value-type="string">
            <text:p text:style-name="P9">0,00215</text:p>
            <text:p text:style-name="P10"/>
          </table:table-cell>
          <table:table-cell table:style-name="Tablica.B2" office:value-type="string">
            <text:p text:style-name="P9">0,000123</text:p>
            <text:p text:style-name="P10"/>
          </table:table-cell>
          <table:table-cell table:style-name="Tablica.B2" office:value-type="string">
            <text:p text:style-name="P9">4,93</text:p>
            <text:p text:style-name="P10"/>
          </table:table-cell>
          <table:table-cell table:style-name="Tablica.E2" office:value-type="string">
            <text:p text:style-name="P9">0.148 </text:p>
          </table:table-cell>
        </table:table-row>
      </table:table>
      <text:p text:style-name="Text_20_body"/>
      <text:p text:style-name="P4">Droga opadania: <text:tab/><text:tab/><text:tab/><text:tab/>0,47 m</text:p>
      <text:p text:style-name="P4">Średnica probówki:<text:tab/><text:tab/><text:tab/>0,025 m</text:p>
      <text:p text:style-name="P4">Średnia arytmetyczna wyników: <text:tab/>0.175 (47) <draw:frame draw:style-name="fr1" draw:name="Obiekt1" text:anchor-type="as-char" svg:width="1.087cm" svg:height="0.997cm" draw:z-index="2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4">Odchylenie standardowe: <text:tab/><text:tab/>0.047</text:p>
      <text:p text:style-name="P5">Niepewność pomiaru:<text:tab/><text:tab/><text:tab/>0.149</text:p>
      <text:p text:style-name="P4"><text:span text:style-name="T1">Δmasa kulki</text:span><text:span text:style-name="T2"> = 0,000001 kg<text:tab/><text:tab/></text:span><text:span text:style-name="T1">Δ</text:span><text:span text:style-name="T2">średnica probówki = 0,001 m</text:span></text:p>
      <text:p text:style-name="P4"><text:span text:style-name="T1">Δ</text:span><text:span text:style-name="T2">droga opadania = 0,005 m<text:tab/><text:tab/></text:span><text:span text:style-name="T1">Δ</text:span><text:span text:style-name="T2">czas opadania = 1 s</text:span></text:p>
      <text:p text:style-name="Text_20_body">Wzór: <text:s/><draw:frame draw:style-name="fr2" draw:name="Obiekt13" text:anchor-type="as-char" svg:y="-0.863cm" svg:width="3.748cm" svg:height="1.649cm" draw:z-index="0"><draw:object xlink:href="./Object 13" xlink:type="simple" xlink:show="embed" xlink:actuate="onLoad"/><draw:image xlink:href="./ObjectReplacements/Object 1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zak127 </meta:initial-creator>
    <meta:creation-date>2011-03-11T07:43:59</meta:creation-date>
    <dc:date>2011-04-04T18:03:06</dc:date>
    <meta:editing-duration>PT01H44M35S</meta:editing-duration>
    <meta:editing-cycles>14</meta:editing-cycles>
    <meta:generator>OpenOffice.org/3.2$Linux OpenOffice.org_project/320m19$Build-9505</meta:generator>
    <meta:document-statistic meta:table-count="1" meta:image-count="0" meta:object-count="3" meta:page-count="1" meta:paragraph-count="68" meta:word-count="105" meta:character-count="613"/>
  </office:meta>
</office:document-meta>
</file>

<file path=Object 1/content.xml><?xml version="1.0" encoding="utf-8"?>
<math xmlns="http://www.w3.org/1998/Math/MathML">
  <semantics>
    <mfrac>
      <mi mathvariant="italic">Kg</mi>
      <mrow>
        <mi>m</mi>
        <mi mathvariant="normal">∗</mi>
        <mi>s</mi>
      </mrow>
    </mfrac>
    <annotation encoding="StarMath 5.0">{Kg} over {m * s } </annotation>
  </semantics>
</math>
</file>

<file path=Object 10/content.xml><?xml version="1.0" encoding="utf-8"?>
<math xmlns="http://www.w3.org/1998/Math/MathML">
  <semantics>
    <mfrac>
      <mi mathvariant="italic">Kg</mi>
      <mrow>
        <mi>m</mi>
        <mi mathvariant="normal">∗</mi>
        <mi>s</mi>
      </mrow>
    </mfrac>
    <annotation encoding="StarMath 5.0">{Kg} over {m * s } </annotation>
  </semantics>
</math>
</file>

<file path=Object 13/content.xml><?xml version="1.0" encoding="utf-8"?>
<math xmlns="http://www.w3.org/1998/Math/MathML">
  <semantics>
    <mrow>
      <mo stretchy="false">η</mo>
      <mi mathvariant="normal">=</mi>
      <mfrac>
        <mrow>
          <mi>g</mi>
          <mrow>
            <mo stretchy="false">(</mo>
            <mrow>
              <mrow>
                <mi>m</mi>
                <mi mathvariant="normal">−</mi>
                <mfrac>
                  <mn>4</mn>
                  <mn>3</mn>
                </mfrac>
              </mrow>
              <mo stretchy="false">π</mo>
              <msup>
                <mi>r</mi>
                <mn>3</mn>
              </msup>
              <mo stretchy="false">ρ</mo>
            </mrow>
            <mo stretchy="false">)</mo>
          </mrow>
        </mrow>
        <mrow>
          <mn>6</mn>
          <mo stretchy="false">π</mo>
          <mi>r</mi>
          <mi>v</mi>
        </mrow>
      </mfrac>
    </mrow>
    <annotation encoding="StarMath 5.0">%eta = {g(m-{4} over {3} %pi r^{3} %rho) } over {6 %pi r v} </annotation>
  </semantics>
</math>
</file>